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fy</text:p>
          </table:table-cell>
          <table:table-cell table:style-name="ce2" office:value-type="string" calcext:value-type="string">
            <text:p>cx</text:p>
          </table:table-cell>
          <table:table-cell table:style-name="ce2" office:value-type="string" calcext:value-type="string">
            <text:p>cy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k2</text:p>
          </table:table-cell>
          <table:table-cell table:style-name="ce2" office:value-type="string" calcext:value-type="string">
            <text:p>k3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fx</text:p>
          </table:table-cell>
          <table:table-cell table:style-name="ce3" office:value-type="float" office:value="11" calcext:value-type="float">
            <text:p>1.10E+01</text:p>
          </table:table-cell>
          <table:table-cell table:style-name="ce4" office:value-type="float" office:value="10" calcext:value-type="float">
            <text:p>1.00E+01</text:p>
          </table:table-cell>
          <table:table-cell table:style-name="ce1" office:value-type="float" office:value="0.30629" calcext:value-type="float">
            <text:p>0.30629</text:p>
          </table:table-cell>
          <table:table-cell table:style-name="ce4" office:value-type="float" office:value="-4.6" calcext:value-type="float">
            <text:p>-4.60E+00</text:p>
          </table:table-cell>
          <table:table-cell table:style-name="ce1" office:value-type="float" office:value="-0.00098" calcext:value-type="float">
            <text:p>-0.00098</text:p>
          </table:table-cell>
          <table:table-cell table:style-name="ce1" office:value-type="float" office:value="0.01733" calcext:value-type="float">
            <text:p>0.01733</text:p>
          </table:table-cell>
          <table:table-cell table:style-name="ce1" office:value-type="float" office:value="-0.02447" calcext:value-type="float">
            <text:p>-0.024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y</text:p>
          </table:table-cell>
          <table:table-cell table:style-name="ce4" office:value-type="float" office:value="10" calcext:value-type="float">
            <text:p>1.00E+01</text:p>
          </table:table-cell>
          <table:table-cell table:style-name="ce3" office:value-type="float" office:value="9.9" calcext:value-type="float">
            <text:p>9.90E+00</text:p>
          </table:table-cell>
          <table:table-cell table:style-name="ce1" office:value-type="float" office:value="0.28634" calcext:value-type="float">
            <text:p>0.28634</text:p>
          </table:table-cell>
          <table:table-cell table:style-name="ce4" office:value-type="float" office:value="-4" calcext:value-type="float">
            <text:p>-4.00E+00</text:p>
          </table:table-cell>
          <table:table-cell table:style-name="ce1" office:value-type="float" office:value="0.01664" calcext:value-type="float">
            <text:p>0.01664</text:p>
          </table:table-cell>
          <table:table-cell table:style-name="ce1" office:value-type="float" office:value="-0.02347" calcext:value-type="float">
            <text:p>-0.02347</text:p>
          </table:table-cell>
          <table:table-cell table:style-name="ce1" office:value-type="float" office:value="0.00005" calcext:value-type="float">
            <text:p>0.0000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x</text:p>
          </table:table-cell>
          <table:table-cell table:style-name="ce1" office:value-type="float" office:value="0.30629" calcext:value-type="float">
            <text:p>0.30629</text:p>
          </table:table-cell>
          <table:table-cell table:style-name="ce1" office:value-type="float" office:value="0.28634" calcext:value-type="float">
            <text:p>0.28634</text:p>
          </table:table-cell>
          <table:table-cell table:style-name="ce2" office:value-type="float" office:value="0.51822" calcext:value-type="float">
            <text:p>0.51822</text:p>
          </table:table-cell>
          <table:table-cell table:style-name="ce1" office:value-type="float" office:value="-0.19814" calcext:value-type="float">
            <text:p>-0.19814</text:p>
          </table:table-cell>
          <table:table-cell table:style-name="ce1" office:value-type="float" office:value="0.00484" calcext:value-type="float">
            <text:p>0.00484</text:p>
          </table:table-cell>
          <table:table-cell table:style-name="ce1" office:value-type="float" office:value="0.00137" calcext:value-type="float">
            <text:p>0.00137</text:p>
          </table:table-cell>
          <table:table-cell table:style-name="ce1" office:value-type="float" office:value="-0.00545" calcext:value-type="float">
            <text:p>-0.005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y</text:p>
          </table:table-cell>
          <table:table-cell table:style-name="ce4" office:value-type="float" office:value="-4.6" calcext:value-type="float">
            <text:p>-4.60E+00</text:p>
          </table:table-cell>
          <table:table-cell table:style-name="ce4" office:value-type="float" office:value="-4" calcext:value-type="float">
            <text:p>-4.00E+00</text:p>
          </table:table-cell>
          <table:table-cell table:style-name="ce1" office:value-type="float" office:value="-0.19814" calcext:value-type="float">
            <text:p>-0.19814</text:p>
          </table:table-cell>
          <table:table-cell table:style-name="ce3" office:value-type="float" office:value="3.5" calcext:value-type="float">
            <text:p>3.50E+00</text:p>
          </table:table-cell>
          <table:table-cell table:style-name="ce1" office:value-type="float" office:value="0.00137" calcext:value-type="float">
            <text:p>0.00137</text:p>
          </table:table-cell>
          <table:table-cell table:style-name="ce1" office:value-type="float" office:value="-0.00292" calcext:value-type="float">
            <text:p>-0.00292</text:p>
          </table:table-cell>
          <table:table-cell table:style-name="ce1" office:value-type="float" office:value="-0.02347" calcext:value-type="float">
            <text:p>-0.023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1</text:p>
          </table:table-cell>
          <table:table-cell table:style-name="ce1" office:value-type="float" office:value="-0.00098" calcext:value-type="float">
            <text:p>-0.00098</text:p>
          </table:table-cell>
          <table:table-cell table:style-name="ce1" office:value-type="float" office:value="-0.00093" calcext:value-type="float">
            <text:p>-0.00093</text:p>
          </table:table-cell>
          <table:table-cell table:style-name="ce1" office:value-type="float" office:value="0.00005" calcext:value-type="float">
            <text:p>0.00005</text:p>
          </table:table-cell>
          <table:table-cell table:style-name="ce1" office:value-type="float" office:value="0.00137" calcext:value-type="float">
            <text:p>0.00137</text:p>
          </table:table-cell>
          <table:table-cell table:style-name="ce2" office:value-type="float" office:value="0.00009" calcext:value-type="float">
            <text:p>0.00009</text:p>
          </table:table-cell>
          <table:table-cell table:style-name="ce1" office:value-type="float" office:value="-0.00052" calcext:value-type="float">
            <text:p>-0.00052</text:p>
          </table:table-cell>
          <table:table-cell table:style-name="ce1" office:value-type="float" office:value="0.00083" calcext:value-type="float">
            <text:p>0.000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2</text:p>
          </table:table-cell>
          <table:table-cell table:style-name="ce1" office:value-type="float" office:value="0.00137" calcext:value-type="float">
            <text:p>0.00137</text:p>
          </table:table-cell>
          <table:table-cell table:style-name="ce1" office:value-type="float" office:value="0.01733" calcext:value-type="float">
            <text:p>0.01733</text:p>
          </table:table-cell>
          <table:table-cell table:style-name="ce1" office:value-type="float" office:value="0.01664" calcext:value-type="float">
            <text:p>0.01664</text:p>
          </table:table-cell>
          <table:table-cell table:style-name="ce1" office:value-type="float" office:value="-0.00292" calcext:value-type="float">
            <text:p>-0.00292</text:p>
          </table:table-cell>
          <table:table-cell table:style-name="ce1" office:value-type="float" office:value="-0.00052" calcext:value-type="float">
            <text:p>-0.00052</text:p>
          </table:table-cell>
          <table:table-cell table:style-name="ce2" office:value-type="float" office:value="0.00337" calcext:value-type="float">
            <text:p>0.00337</text:p>
          </table:table-cell>
          <table:table-cell table:style-name="ce1" office:value-type="float" office:value="-0.00575" calcext:value-type="float">
            <text:p>-0.005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3</text:p>
          </table:table-cell>
          <table:table-cell table:style-name="ce1" office:value-type="float" office:value="-0.00292" calcext:value-type="float">
            <text:p>-0.00292</text:p>
          </table:table-cell>
          <table:table-cell table:style-name="ce1" office:value-type="float" office:value="-0.00545" calcext:value-type="float">
            <text:p>-0.00545</text:p>
          </table:table-cell>
          <table:table-cell table:style-name="ce1" office:value-type="float" office:value="-0.02447" calcext:value-type="float">
            <text:p>-0.02447</text:p>
          </table:table-cell>
          <table:table-cell table:style-name="ce1" office:value-type="float" office:value="-0.02347" calcext:value-type="float">
            <text:p>-0.02347</text:p>
          </table:table-cell>
          <table:table-cell table:style-name="ce1" office:value-type="float" office:value="0.00083" calcext:value-type="float">
            <text:p>0.00083</text:p>
          </table:table-cell>
          <table:table-cell table:style-name="ce1" office:value-type="float" office:value="-0.00575" calcext:value-type="float">
            <text:p>-0.00575</text:p>
          </table:table-cell>
          <table:table-cell table:style-name="ce2" office:value-type="float" office:value="0.0104" calcext:value-type="float">
            <text:p>0.0104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2:51:08.525587354</meta:creation-date>
    <dc:date>2017-11-19T23:20:00.951174084</dc:date>
    <meta:editing-duration>PT8M32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